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 style:master-page-name="Standard">
      <style:paragraph-properties fo:text-align="start" style:justify-single-word="false" style:page-number="539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3324*" fo:start-indent="0in" fo:end-indent="0in"/>
          <style:column style:rel-width="3324*" fo:start-indent="0in" fo:end-indent="0in"/>
          <style:column style:rel-width="3324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I</text:span><text:span text:style-name="T2">NDEX</text:span></text:p>
      <text:p text:style-name="P2">I'm on page 171</text:p>
      <text:section text:style-name="Sect1" text:name="Section1">
        <text:p text:style-name="P3">A</text:p>
        <text:p text:style-name="P2">Apothecary system, see Measurement</text:p>
        <text:p text:style-name="P2">Avoirdupois, see Measurement, apothecary system</text:p>
        <text:p text:style-name="P3">B</text:p>
        <text:p text:style-name="P2"/>
        <text:p text:style-name="P3">C</text:p>
        <text:p text:style-name="P2">Celsius, see Temperature</text:p>
        <text:p text:style-name="P3">D</text:p>
        <text:p text:style-name="P2">Decimal</text:p>
        <text:p text:style-name="P5">adding</text:p>
        <text:p text:style-name="P6">explanation, 41</text:p>
        <text:p text:style-name="P6">problems, 41, 43, 55-56</text:p>
        <text:p text:style-name="P5">division</text:p>
        <text:p text:style-name="P6">explanation, 49-52</text:p>
        <text:p text:style-name="P6">problems, 52-53, 56</text:p>
        <text:p text:style-name="P5">multiplying</text:p>
        <text:p text:style-name="P6">explanation, 45</text:p>
        <text:p text:style-name="P6">problems, 45, 47, 56</text:p>
        <text:p text:style-name="P5">places</text:p>
        <text:p text:style-name="P6">examples, 33</text:p>
        <text:p text:style-name="P6">explanation, 33</text:p>
        <text:p text:style-name="P6">problems, 34-36, 55</text:p>
        <text:p text:style-name="P5">rounding</text:p>
        <text:p text:style-name="P6">problems, 39</text:p>
        <text:p text:style-name="P6">rules, 37</text:p>
        <text:p text:style-name="P5">significant figures</text:p>
        <text:p text:style-name="P6">problems, 37, 39-40</text:p>
        <text:p text:style-name="P6">rules, 37</text:p>
        <text:p text:style-name="P5">subtracting</text:p>
        <text:p text:style-name="P6">explanation, 42</text:p>
        <text:p text:style-name="P6">problems, 42-43, 56</text:p>
        <text:p text:style-name="P7">Dimensional analysis</text:p>
        <text:p text:style-name="P5">explanation, 125</text:p>
        <text:p text:style-name="P5">problems, 126-134</text:p>
        <text:p text:style-name="P3">E</text:p>
        <text:p text:style-name="P2">English system, see Measurement</text:p>
        <text:p text:style-name="P2">Exponents</text:p>
        <text:p text:style-name="P5">explained, 99</text:p>
        <text:p text:style-name="P5">problems, 99, 101, 103-105</text:p>
        <text:p text:style-name="P5">scientific notation</text:p>
        <text:p text:style-name="P6">explanation, 100</text:p>
        <text:p text:style-name="P6">problems, 100-102, 104-105</text:p>
        <text:p text:style-name="P3">F</text:p>
        <text:p text:style-name="P2">Factor label, see Dimensional analysis</text:p>
        <text:p text:style-name="P2">Fahrenheit, see Temperature</text:p>
        <text:p text:style-name="P2">Five step method, 125-126</text:p>
        <text:p text:style-name="P2">Fraction</text:p>
        <text:p text:style-name="P5"/>
        <text:p text:style-name="P5">adding</text:p>
        <text:p text:style-name="P6">explanation, 65</text:p>
        <text:p text:style-name="P6">problems, 65-67, 77-78</text:p>
        <text:p text:style-name="P5">converting to decimals</text:p>
        <text:p text:style-name="P6">explanation, 57</text:p>
        <text:p text:style-name="P6">problems, 59, 77</text:p>
        <text:p text:style-name="P5">defined, 57</text:p>
        <text:p text:style-name="P5">dividing</text:p>
        <text:p text:style-name="P6">explanation, 73</text:p>
        <text:p text:style-name="P6">problems, 73-75, 78</text:p>
        <text:p text:style-name="P5">multiplying</text:p>
        <text:p text:style-name="P6">explanation, 69-70</text:p>
        <text:p text:style-name="P6">problems, 69-71, 78</text:p>
        <text:p text:style-name="P5">reciprocal</text:p>
        <text:p text:style-name="P6">explanation, 58</text:p>
        <text:p text:style-name="P6">problems, 59, 77</text:p>
        <text:p text:style-name="P5">reducing</text:p>
        <text:p text:style-name="P6">explanation, 61</text:p>
        <text:p text:style-name="P6">problems, 61-63, 77</text:p>
        <text:p text:style-name="P5">subtracting</text:p>
        <text:p text:style-name="P6">explanation, 65</text:p>
        <text:p text:style-name="P6">problems, 65-67, 77-78</text:p>
        <text:p text:style-name="P3">G</text:p>
        <text:p text:style-name="P2"/>
        <text:p text:style-name="P3">H</text:p>
        <text:p text:style-name="P2">Household system, see Measurement</text:p>
        <text:p text:style-name="P3">I</text:p>
        <text:p text:style-name="P2"/>
        <text:p text:style-name="P3">J</text:p>
        <text:p text:style-name="P2"/>
        <text:p text:style-name="P3">K</text:p>
        <text:p text:style-name="P2"/>
        <text:p text:style-name="P3">L</text:p>
        <text:p text:style-name="P2"/>
        <text:p text:style-name="P3">M</text:p>
        <text:p text:style-name="P2">Measurement</text:p>
        <text:p text:style-name="P5">apothecary system</text:p>
        <text:p text:style-name="P6">conversions, 157, 159</text:p>
        <text:p text:style-name="P6">explanation, 157</text:p>
        <text:p text:style-name="P6">problems, 158, 160-170</text:p>
        <text:p text:style-name="P6">symbols, 157</text:p>
        <text:p text:style-name="P5">avoirdupois, see Measurement, apothecary system</text:p>
        <text:p text:style-name="P5">English/household system</text:p>
        <text:p text:style-name="P6">conversions, 147, 151, 159</text:p>
        <text:p text:style-name="P6">problems, 148, 151-156, 161-170</text:p>
        <text:p text:style-name="P6">symbols, 148</text:p>
        <text:p text:style-name="P5">metric system</text:p>
        <text:p text:style-name="P6">conversions, 149, 151, 159</text:p>
        <text:p text:style-name="P6">problems, 150-156, 160-170</text:p>
        <text:p text:style-name="P6">symbols, 149</text:p>
        <text:p text:style-name="P5">temperature, see Temperature</text:p>
        <text:p text:style-name="P2">Military time, see Time</text:p>
        <text:p text:style-name="P3">N</text:p>
        <text:p text:style-name="P2"/>
        <text:p text:style-name="P3">O</text:p>
        <text:p text:style-name="P2"/>
        <text:p text:style-name="P3">P</text:p>
        <text:p text:style-name="P2">Percentages</text:p>
        <text:p text:style-name="P5"><text:soft-page-break/>converting</text:p>
        <text:p text:style-name="P6">decimal, 79</text:p>
        <text:p text:style-name="P6">fraction, 79</text:p>
        <text:p text:style-name="P5">defined, 79</text:p>
        <text:p text:style-name="P5">examples, 79-80, 83-84,</text:p>
        <text:p text:style-name="P5">87-88</text:p>
        <text:p text:style-name="P5">problems, 79-92</text:p>
        <text:p text:style-name="P7">Proportions, see Ratio-proportions</text:p>
        <text:p text:style-name="P3">Q</text:p>
        <text:p text:style-name="P2"/>
        <text:p text:style-name="P3">R</text:p>
        <text:p text:style-name="P2">Ratios</text:p>
        <text:p text:style-name="P5">explanation, 107-109</text:p>
        <text:p text:style-name="P5">problems, 107-113, 133</text:p>
        <text:p text:style-name="P7">Ratio-proportions</text:p>
        <text:p text:style-name="P5">explanation, 115-117</text:p>
        <text:p text:style-name="P5">problems, 116-123, 134</text:p>
        <text:p text:style-name="P2">Roman numerals</text:p>
        <text:p text:style-name="P5">defined, 9</text:p>
        <text:p text:style-name="P5">explanation of, 9-10</text:p>
        <text:p text:style-name="P5">game, 15-32</text:p>
        <text:p text:style-name="P5">problems, 10-13, 55</text:p>
        <text:p text:style-name="P2">Rounding</text:p>
        <text:p text:style-name="P5">problems, 39</text:p>
        <text:p text:style-name="P5">rules, 37</text:p>
        <text:p text:style-name="P3">S</text:p>
        <text:p text:style-name="P2">Scientific notation</text:p>
        <text:p text:style-name="P5">explanation, 100</text:p>
        <text:p text:style-name="P5">problems, 100-102, 104-105</text:p>
        <text:p text:style-name="P2">Significant figures</text:p>
        <text:p text:style-name="P5">problems, 37, 39-40</text:p>
        <text:p text:style-name="P5">rules, 37</text:p>
        <text:p text:style-name="P3">T</text:p>
        <text:p text:style-name="P2">Temperature</text:p>
        <text:p text:style-name="P5">conversions, 137-138</text:p>
        <text:p text:style-name="P5">problems, 138-145</text:p>
        <text:p text:style-name="P5">storage ranges, 141-142</text:p>
        <text:p text:style-name="P2">Time</text:p>
        <text:p text:style-name="P5">24 Hour</text:p>
        <text:p text:style-name="P6">explanation, 93-95</text:p>
        <text:p text:style-name="P6">problems, 94-97, 103-105</text:p>
        <text:p text:style-name="P3">U</text:p>
        <text:p text:style-name="P2"/>
        <text:p text:style-name="P3">V</text:p>
        <text:p text:style-name="P2"/>
        <text:p text:style-name="P3">W</text:p>
        <text:p text:style-name="P2"/>
        <text:p text:style-name="P3">X</text:p>
        <text:p text:style-name="P2"/>
        <text:p text:style-name="P3">Y</text:p>
        <text:p text:style-name="P2"/>
        <text:p text:style-name="P3">Z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4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2-02-15T13:59:38</meta:creation-date>
    <meta:document-statistic meta:table-count="0" meta:image-count="0" meta:object-count="0" meta:page-count="2" meta:paragraph-count="146" meta:word-count="302" meta:character-count="2062"/>
    <dc:date>2012-02-15T15:21:26</dc:date>
    <dc:creator>Sean Parsons</dc:creator>
    <meta:editing-duration>PT14M36S</meta:editing-duration>
    <meta:editing-cycles>1</meta:editing-cycles>
    <meta:generator>LibreOffice/3.3$Linux LibreOffice_project/330m19$Build-301</meta:generator>
  </office:meta>
</office:document-meta>
</file>